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63ab1" officeooo:paragraph-rsid="00163ab1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2">
      <style:text-properties officeooo:rsid="00182f39" officeooo:paragraph-rsid="00182f39"/>
    </style:style>
    <style:style style:name="P6" style:family="paragraph" style:parent-style-name="Text_20_body">
      <style:text-properties officeooo:rsid="00154f57" officeooo:paragraph-rsid="00154f57"/>
    </style:style>
    <style:style style:name="P7" style:family="paragraph" style:parent-style-name="Text_20_body">
      <style:text-properties officeooo:rsid="00163ab1" officeooo:paragraph-rsid="00163ab1"/>
    </style:style>
    <style:style style:name="P8" style:family="paragraph" style:parent-style-name="Text_20_body" style:list-style-name="L1">
      <style:text-properties officeooo:rsid="00163ab1" officeooo:paragraph-rsid="00163ab1"/>
    </style:style>
    <style:style style:name="P9" style:family="paragraph" style:parent-style-name="Text_20_body" style:list-style-name="L1">
      <style:text-properties officeooo:rsid="00163ab1" officeooo:paragraph-rsid="00182f39"/>
    </style:style>
    <style:style style:name="P10" style:family="paragraph" style:parent-style-name="Text_20_body" style:list-style-name="L1">
      <style:text-properties officeooo:paragraph-rsid="00163ab1"/>
    </style:style>
    <style:style style:name="P11" style:family="paragraph" style:parent-style-name="Text_20_body" style:list-style-name="L1">
      <style:text-properties officeooo:paragraph-rsid="00182f39"/>
    </style:style>
    <style:style style:name="P12" style:family="paragraph" style:parent-style-name="Text_20_body" style:list-style-name="L1">
      <style:text-properties officeooo:rsid="00182f39" officeooo:paragraph-rsid="00182f39"/>
    </style:style>
    <style:style style:name="P13" style:family="paragraph" style:parent-style-name="Text_20_body">
      <style:text-properties officeooo:rsid="00182f39" officeooo:paragraph-rsid="00182f39"/>
    </style:style>
    <style:style style:name="P14" style:family="paragraph" style:parent-style-name="Text_20_body">
      <style:paragraph-properties fo:break-before="page"/>
      <style:text-properties officeooo:rsid="00154f57" officeooo:paragraph-rsid="00154f57"/>
    </style:style>
    <style:style style:name="P15" style:family="paragraph" style:parent-style-name="Title">
      <style:text-properties officeooo:rsid="00154f57" officeooo:paragraph-rsid="00154f57"/>
    </style:style>
    <style:style style:name="T1" style:family="text">
      <style:text-properties officeooo:rsid="00163ab1"/>
    </style:style>
    <style:style style:name="T2" style:family="text">
      <style:text-properties officeooo:rsid="00182f39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5"/>
      <text:p text:style-name="P15">TYRA</text:p>
      <text:p text:style-name="P15">Requeriments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">Table of Contents</text:p>
          </text:index-title>
          <text:p text:style-name="P2"><text:a xlink:type="simple" xlink:href="#__RefHeading___Toc107_913003200" text:style-name="Index_20_Link" text:visited-style-name="Index_20_Link">Introduction.<text:tab/>3</text:a></text:p>
          <text:p text:style-name="P3"><text:a xlink:type="simple" xlink:href="#__RefHeading___Toc109_913003200" text:style-name="Index_20_Link" text:visited-style-name="Index_20_Link">Manage clients and theirs pets.<text:tab/>3</text:a></text:p>
        </text:index-body>
      </text:table-of-content>
      <text:p text:style-name="P6"/>
      <text:h text:style-name="P1" text:outline-level="1"><text:bookmark-start text:name="__RefHeading___Toc107_913003200"/>Introduction.<text:bookmark-end text:name="__RefHeading___Toc107_913003200"/></text:h>
      <text:p text:style-name="P7">The goal of this software it’s to have an easy way to manage a pet grooming salon and veterinary hospital. This said, it means that the software need a way to:</text:p>
      <text:list xml:id="list1469467899" text:style-name="L1">
        <text:list-item>
          <text:p text:style-name="P10"><text:span text:style-name="T1">Manage clients and theirs pets.</text:span></text:p>
        </text:list-item>
        <text:list-item>
          <text:p text:style-name="P10"><text:span text:style-name="T1">Task list for employees.</text:span></text:p>
        </text:list-item>
        <text:list-item>
          <text:p text:style-name="P11"><text:span text:style-name="T1">List of pets for the grooming salon.</text:span></text:p>
        </text:list-item>
        <text:list-item>
          <text:p text:style-name="P11"><text:span text:style-name="T1">List of pets in hospital.</text:span></text:p>
        </text:list-item>
        <text:list-item>
          <text:p text:style-name="P9">History of all clients and theirs pets for day, week, month <text:span text:style-name="T2">and</text:span> <text:span text:style-name="T2">year.</text:span></text:p>
        </text:list-item>
        <text:list-item>
          <text:p text:style-name="P8">Inventory.</text:p>
        </text:list-item>
        <text:list-item>
          <text:p text:style-name="P10"><text:span text:style-name="T1">Check bill.</text:span></text:p>
        </text:list-item>
        <text:list-item>
          <text:p text:style-name="P12">Income of the day, week, month and year.</text:p>
        </text:list-item>
      </text:list>
      <text:p text:style-name="P13"/>
      <text:h text:style-name="P5" text:outline-level="2"><text:bookmark-start text:name="__RefHeading___Toc109_913003200"/>Manage clients and theirs pets.<text:bookmark-end text:name="__RefHeading___Toc109_913003200"/></text:h>
      <text:p text:style-name="P13">This have to work like a contac information application. Having the client’s information like full name, email, address, phone number, and of course the pet’s information like name, breed, age, birthday, weight and special comments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6T22:21:05.515135799</meta:creation-date>
    <dc:date>2019-11-06T22:56:54.676348544</dc:date>
    <meta:editing-duration>PT2M48S</meta:editing-duration>
    <meta:editing-cycles>1</meta:editing-cycles>
    <meta:document-statistic meta:table-count="0" meta:image-count="0" meta:object-count="0" meta:page-count="3" meta:paragraph-count="17" meta:word-count="138" meta:character-count="770" meta:non-whitespace-character-count="657"/>
    <meta:generator>LibreOffice/6.3.2.2$Linux_X86_64 LibreOffice_project/30$Build-2</meta:generator>
  </office:meta>
</office:document-meta>
</file>